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hane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thane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opane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i_butane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n_butane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i_pentane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n_pentane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hexane_plus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ydrogen_sulfid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rbon_diox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1:.B13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5:55:01.682864931</meta:creation-date>
    <dc:date>2018-08-04T16:01:25.863500949</dc:date>
    <meta:editing-duration>PT6M24S</meta:editing-duration>
    <meta:editing-cycles>2</meta:editing-cycles>
    <meta:generator>LibreOffice/6.0.3.2$Linux_X86_64 LibreOffice_project/00m0$Build-2</meta:generator>
    <meta:document-statistic meta:table-count="1" meta:cell-count="27" meta:object-count="0"/>
  </office:meta>
</office:document-meta>
</file>